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90e40"/>
    </style:style>
    <style:style style:name="P2" style:family="paragraph" style:parent-style-name="Standard">
      <style:paragraph-properties fo:text-align="start" style:justify-single-word="false"/>
      <style:text-properties officeooo:rsid="00090e40"/>
    </style:style>
    <style:style style:name="P3" style:family="paragraph" style:parent-style-name="Standard">
      <style:paragraph-properties fo:text-align="start" style:justify-single-word="false"/>
      <style:text-properties officeooo:rsid="00090e40" officeooo:paragraph-rsid="00090e40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90e40" officeooo:paragraph-rsid="00090e40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96692" officeooo:paragraph-rsid="00096692"/>
    </style:style>
    <style:style style:name="P6" style:family="paragraph" style:parent-style-name="Standard">
      <style:paragraph-properties fo:text-align="start" style:justify-single-word="false"/>
      <style:text-properties fo:font-weight="bold" officeooo:rsid="00090e40" officeooo:paragraph-rsid="00090e40" style:font-weight-asian="bold" style:font-weight-complex="bold"/>
    </style:style>
    <style:style style:name="T1" style:family="text">
      <style:text-properties officeooo:rsid="00090e4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96692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to - bate-papo</text:p>
      <text:p text:style-name="P2"/>
      <text:p text:style-name="P2"/>
      <text:p text:style-name="P2">Matheus Luiz Gonçalves Pelicer – RA: 22.119.024-2</text:p>
      <text:p text:style-name="P3">Luca Milla Machado – RA: 22.119.002-8</text:p>
      <text:p text:style-name="P3">Thiago Soares Cardoso – RA: 22.119044-0</text:p>
      <text:p text:style-name="P1"><text:span text:style-name="T1">Guilherme Gomes Chagas – RA: 22.119.013-5</text:span></text:p>
      <text:p text:style-name="P1"/>
      <text:p text:style-name="P1"/>
      <text:p text:style-name="P6">1 – Manual de uso do servidor de chat:</text:p>
      <text:p text:style-name="P3"/>
      <text:p text:style-name="P3">1.1 Apos clonar o repositorio do GitHub (“<text:span text:style-name="T2">https://github.com/ThiagoS332/Chit_Chat_Project</text:span>”) basta executar o arquivo “<text:span text:style-name="T2">server.py</text:span>” em um terminal.</text:p>
      <text:p text:style-name="P3"/>
      <text:p text:style-name="P6">1.2 Comandos:</text:p>
      <text:p text:style-name="P3"/>
      <text:p text:style-name="P3">1.2.1. <text:s/>“/register” – comando para registrar um novo usuario no sistema do chat. <text:span text:style-name="T3">O usuario devera então entrar com um nickname e depois uma senha. A senha deve ser confirmada com uma segunda digitaç~ao e então o usuario sera registrado.</text:span></text:p>
      <text:p text:style-name="P3"><text:s/></text:p>
      <text:p text:style-name="P3">1.2.2. “/login” – caso j’a tenha u<text:span text:style-name="T3">m</text:span> usuario cadastrado realiza o login para disponibilizar acesso as salas do chat. <text:span text:style-name="T3">Deve-se entrar com o nickname e posteriormente a senha correspondente ao nickname. O servidor confirmara o sucesso ou falha no login com mensagens enviadas ao cliente em questao.</text:span></text:p>
      <text:p text:style-name="P3"/>
      <text:p text:style-name="P3">1.2.3. “/logout” – realiza o logout do usuario em utilizaç~ao, caso não tenha feito nenhum /login ainda retorna mensagem falando ser impossivel executar o comando sem que esteja “logado” em alguma conta.</text:p>
      <text:p text:style-name="P3"/>
      <text:p text:style-name="P3">1.2.4. ”/create_lobby” – <text:span text:style-name="T3">cria uma nova sala para chat, apenas dispon’ivel caso esteja “logado” em alguma conta, caso n~ao retorna mensagem de erro avisando n~ao ser possível eecutar esse comando.</text:span></text:p>
      <text:p text:style-name="P3"/>
      <text:p text:style-name="P5">1.2.5. “/join_lobby” – entra em uma sala de bate papo já existente. Assim que o comando ‘e dado o servidor lista todas as salas disponiveis para serem acessadas. A partir desse ponto o servidor pede para que o usuario entre com o nome da sala que quer acessar e ao entrar com o nome correto o usu’ario sera levado para dentro da sala.</text:p>
      <text:p text:style-name="P5"/>
      <text:p text:style-name="P5">1.2.6. “/list_lobby” – Lista todas as salas de bate papo disponiveis.</text:p>
      <text:p text:style-name="P5"/>
      <text:p text:style-name="P5">1.2.7. “/leave” – <text:span text:style-name="T4">APENAS DISPONIVEL DENTRO DE UMA SALA DE BATE PAPO</text:span>. Serve para sair da sala que est’a atualmente e voltar para o menu principal.</text:p>
      <text:p text:style-name="P5"/>
      <text:p text:style-name="P5">1.2.8. “/list” – <text:span text:style-name="T4">APENAS DISPONIVEL DENTRO DE UMA SALA DE BATE PAPO</text:span>. Lista os usuarios que estao na mesma sala de bate papo.</text:p>
      <text:p text:style-name="P5"/>
      <text:p text:style-name="P5">1.2.9. “/help” – Lista os camandos disponivei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2:22:46.761163436</meta:creation-date>
    <dc:date>2021-05-31T17:58:22.149547832</dc:date>
    <meta:editing-duration>PT5H13M1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320" meta:character-count="2027" meta:non-whitespace-character-count="1708"/>
  </office:meta>
</office:document-meta>
</file>